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85a4" officeooo:paragraph-rsid="001f85a4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officeooo:rsid="001f85a4" officeooo:paragraph-rsid="001f85a4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217f40" officeooo:paragraph-rsid="00217f4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rove Your Essays</text:p>
      <text:list xml:id="list375306342193152221" text:style-name="L1">
        <text:list-item>
          <text:p text:style-name="P2">Underline all titles every time.</text:p>
        </text:list-item>
        <text:list-item>
          <text:p text:style-name="P2">Write in present tense.</text:p>
        </text:list-item>
        <text:list-item>
          <text:p text:style-name="P2">Embed your quotations and change to present tense.</text:p>
          <text:list>
            <text:list-item>
              <text:p text:style-name="P2">Lesson to come later</text:p>
            </text:list-item>
          </text:list>
        </text:list-item>
        <text:list-item>
          <text:p text:style-name="P2">Do not use multiple words when one would suffice</text:p>
          <text:list>
            <text:list-item>
              <text:p text:style-name="P3">Do not try to sound smart!</text:p>
            </text:list-item>
            <text:list-item>
              <text:p text:style-name="P3"/>
            </text:list-item>
          </text:list>
        </text:list-item>
        <text:list-item>
          <text:p text:style-name="P2">Your quotations must directly prove your point.</text:p>
          <text:list>
            <text:list-item>
              <text:p text:style-name="P2">Do NOT restate the quotation in your own words.</text:p>
            </text:list-item>
            <text:list-item>
              <text:p text:style-name="P2">INSTEAD =&gt; Expand on it! Provide CONTENT!</text:p>
              <text:list>
                <text:list-item>
                  <text:p text:style-name="P3">Ensure that you make it clear how your quotation proves your point.</text:p>
                </text:list-item>
              </text:list>
            </text:list-item>
          </text:list>
        </text:list-item>
        <text:list-item>
          <text:p text:style-name="P2">Pretend that the teacher has not read the tex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06:56:38.288908895</meta:creation-date>
    <meta:generator>LibreOffice/4.1.5.3$Linux_X86_64 LibreOffice_project/410m0$Build-3</meta:generator>
    <dc:date>2014-02-25T07:02:15.445624157</dc:date>
    <meta:editing-duration>PT3M42S</meta:editing-duration>
    <meta:editing-cycles>2</meta:editing-cycles>
    <meta:document-statistic meta:table-count="0" meta:image-count="0" meta:object-count="0" meta:page-count="1" meta:paragraph-count="13" meta:word-count="95" meta:character-count="479" meta:non-whitespace-character-count="408"/>
  </office:meta>
</office:document-meta>
</file>